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 style:master-page-name="Standard">
      <style:paragraph-properties fo:margin-top="0cm" fo:margin-bottom="0cm" loext:contextual-spacing="false"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cter4</text:p>
      <text:p text:style-name="P1">Na start małe pytanie do czytelników: czy ktoś z was zna stronę, która agreguje nawiązania jakie pojawiły się w serialu? Kilka z nich bardzo rzuciło mi się w oczy, ale nie wiem, skąd one pochodzą. Wracając zaś do oceny – odcinek jest przekomiczny, począwszy od rozgadanego Big Maca, a kończąc na wyglądzie butelki cydru, której etykieta w starych kreskówkach zawierała znak „XXX”, a sama butelka przechowywała bimber/spirytus. Ubaw po pachy to mało dokładne określenie tego, co miałem podczas oglądania tego epizodu. Jedyne, czego mi brakuje w tym wspomnieniowym odcinku, to przekazania jeszcze większej ilości informacji. Wiele rzeczy przewijało się w tle, np. wytłumaczenie Big Macintosha, dlaczego nosi chomąto, a część została kompletnie pominięta. Bo jak wytłumaczyć brak Apple Bloom i rodziców? Odcinek oceniam ogólnie bardzo pozytywnie, ale gryzą mnie te kwestie, zwłaszcza w temacie ignorowania różnych zagadnień.</text:p>
      <text:p text:style-name="P1"/>
      <text:p text:style-name="P1">Dolar84</text:p>
      <text:p text:style-name="P1">Absolutnie genialny odcinek. Granny Smith rządząca na farmie żelaznym kopytem? Coś wspaniałego! Gdzie tam tej smarkaterii do zarządzania czymkolwiek! W <text:s/>każdym razie oglądało się świetnie – gadający Big Mac był czymś nowym, ale przyjemnie odmiennym od swojej zwykłej lakoniczności, bardzo ujęło mnie też pokazanie szpitala – wygląd sali operacyjnej z tak rozbudowaną galerią skojarzył mi się momentalnie z XIX-wiecznym wystrojem takich przybytków (świetnie pokazane w serialu „Knick”). Równie dobrze wypadł Filthy Rich, którego strach przed gniewem Granny był po prostu zabójczo śmieszny. No ale taki fakt – nie zadziera się z babką chrzestną rodziny Apple. Owszem, kilka rzeczy mogłoby zostać wyjaśnionych lepiej, ale i tak oceniam odcinek wysok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Windows_x86 LibreOffice_project/d3bf12ecb743fc0d20e0be0c58ca359301eb705f</meta:generator>
    <dc:date>2016-11-07T22:37:53.589000000</dc:date>
    <meta:editing-duration>PT1H2M55S</meta:editing-duration>
    <meta:editing-cycles>1</meta:editing-cycles>
    <meta:document-statistic meta:table-count="0" meta:image-count="0" meta:object-count="0" meta:page-count="1" meta:paragraph-count="4" meta:word-count="243" meta:character-count="1683" meta:non-whitespace-character-count="1439"/>
  </office:meta>
</office:document-meta>
</file>